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C0000031EEA5C7406152B56F9.png" manifest:media-type="image/png"/>
  <manifest:file-entry manifest:full-path="Pictures/100000010000018C0000031E920A46DD7C5A7BB4.png" manifest:media-type="image/png"/>
  <manifest:file-entry manifest:full-path="Pictures/100000010000018C0000031ED110AEEE35F82589.png" manifest:media-type="image/png"/>
  <manifest:file-entry manifest:full-path="Pictures/100000010000018C0000031E78BA6426391D15A8.png" manifest:media-type="image/png"/>
  <manifest:file-entry manifest:full-path="Pictures/100000010000018C0000031EF8BBEAA514B88CD8.png" manifest:media-type="image/png"/>
  <manifest:file-entry manifest:full-path="Pictures/10000001000001EA0000030A9B9FA50009D681E6.png" manifest:media-type="image/png"/>
  <manifest:file-entry manifest:full-path="Pictures/10000001000001EA0000030AA7547592E0AC5466.png" manifest:media-type="image/png"/>
  <manifest:file-entry manifest:full-path="Pictures/10000001000001EA000002B644E3CB6C0AB69D38.png" manifest:media-type="image/png"/>
  <manifest:file-entry manifest:full-path="Pictures/100000010000018C0000031E8B878D7B32BC1014.png" manifest:media-type="image/png"/>
  <manifest:file-entry manifest:full-path="Pictures/10000001000001EB00000041057F716221D1913C.png" manifest:media-type="image/png"/>
  <manifest:file-entry manifest:full-path="Pictures/10000001000001F9000002EB3885242CB7E49065.png" manifest:media-type="image/png"/>
  <manifest:file-entry manifest:full-path="Pictures/10000001000001EA0000030A57678CC7D209F430.png" manifest:media-type="image/png"/>
  <manifest:file-entry manifest:full-path="Pictures/10000001000001F9000002EBA98949C7A942D58F.png" manifest:media-type="image/png"/>
  <manifest:file-entry manifest:full-path="Pictures/10000001000001F9000002EB1A8F518D4EC3C66F.png" manifest:media-type="image/png"/>
  <manifest:file-entry manifest:full-path="Pictures/10000001000001F9000002EB5D00E1FE4C922CF4.png" manifest:media-type="image/png"/>
  <manifest:file-entry manifest:full-path="Pictures/10000001000001F9000002EB1A563692EA63B688.png" manifest:media-type="image/png"/>
  <manifest:file-entry manifest:full-path="Pictures/10000001000001EA000002B67C028597BBEA69F3.png" manifest:media-type="image/png"/>
  <manifest:file-entry manifest:full-path="Pictures/100000010000018C0000031E32BC674D578E90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693in" svg:y="0.0811in" svg:width="2.4661in" svg:height="3.9154in" draw:z-index="0"><draw:image xlink:href="Pictures/10000001000001EA0000030A57678CC7D209F430.png" xlink:type="simple" xlink:show="embed" xlink:actuate="onLoad" draw:mime-type="image/png"/></draw:frame><draw:frame draw:style-name="fr1" draw:name="Image2" text:anchor-type="char" svg:x="2.202in" svg:y="0.1965in" svg:width="2.3516in" svg:height="3.7327in" draw:z-index="1"><draw:image xlink:href="Pictures/10000001000001EA0000030A9B9FA50009D681E6.png" xlink:type="simple" xlink:show="embed" xlink:actuate="onLoad" draw:mime-type="image/png"/></draw:frame><draw:frame draw:style-name="fr1" draw:name="Image3" text:anchor-type="char" svg:x="5.0965in" svg:y="0.1874in" svg:width="2.3626in" svg:height="3.7508in" draw:z-index="2"><draw:image xlink:href="Pictures/10000001000001EA0000030AA7547592E0AC5466.png" xlink:type="simple" xlink:show="embed" xlink:actuate="onLoad" draw:mime-type="image/png"/></draw:frame><draw:frame draw:style-name="fr1" draw:name="Image4" text:anchor-type="char" svg:x="-0.6453in" svg:y="4.0866in" svg:width="2.3583in" svg:height="3.3398in" draw:z-index="3"><draw:image xlink:href="Pictures/10000001000001EA000002B67C028597BBEA69F3.png" xlink:type="simple" xlink:show="embed" xlink:actuate="onLoad" draw:mime-type="image/png"/></draw:frame><draw:frame draw:style-name="fr1" draw:name="Image5" text:anchor-type="char" svg:x="1.8717in" svg:y="4.0764in" svg:width="2.3366in" svg:height="3.3098in" draw:z-index="4"><draw:image xlink:href="Pictures/10000001000001EA000002B644E3CB6C0AB69D38.png" xlink:type="simple" xlink:show="embed" xlink:actuate="onLoad" draw:mime-type="image/png"/></draw:frame><draw:frame draw:style-name="fr1" draw:name="Image6" text:anchor-type="char" svg:x="4.5874in" svg:y="4.0339in" svg:width="2.8925in" svg:height="0.3835in" draw:z-index="5"><draw:image xlink:href="Pictures/10000001000001EB00000041057F716221D1913C.png" xlink:type="simple" xlink:show="embed" xlink:actuate="onLoad" draw:mime-type="image/png"/></draw:frame><draw:frame draw:style-name="fr1" draw:name="Image7" text:anchor-type="char" svg:x="4.8063in" svg:y="4.4165in" svg:width="2.1555in" svg:height="3.189in" draw:z-index="6"><draw:image xlink:href="Pictures/10000001000001F9000002EB3885242CB7E49065.png" xlink:type="simple" xlink:show="embed" xlink:actuate="onLoad" draw:mime-type="image/png"/></draw:frame><draw:frame draw:style-name="fr1" draw:name="Image8" text:anchor-type="char" svg:x="-0.4453in" svg:y="7.6583in" svg:width="2.0972in" svg:height="3.102in" draw:z-index="7"><draw:image xlink:href="Pictures/10000001000001F9000002EBA98949C7A942D58F.png" xlink:type="simple" xlink:show="embed" xlink:actuate="onLoad" draw:mime-type="image/png"/></draw:frame><draw:frame draw:style-name="fr1" draw:name="Image9" text:anchor-type="char" svg:x="2.6083in" svg:y="7.6063in" svg:width="2.2256in" svg:height="3.2917in" draw:z-index="8"><draw:image xlink:href="Pictures/10000001000001F9000002EB1A8F518D4EC3C66F.png" xlink:type="simple" xlink:show="embed" xlink:actuate="onLoad" draw:mime-type="image/png"/></draw:frame></text:p>
      <text:p text:style-name="P1"><draw:frame draw:style-name="fr1" draw:name="Image10" text:anchor-type="char" svg:x="-0.4953in" svg:y="0.0425in" svg:width="2.898in" svg:height="4.2866in" draw:z-index="9"><draw:image xlink:href="Pictures/10000001000001F9000002EB5D00E1FE4C922CF4.png" xlink:type="simple" xlink:show="embed" xlink:actuate="onLoad" draw:mime-type="image/png"/></draw:frame><draw:frame draw:style-name="fr1" draw:name="Image11" text:anchor-type="char" svg:x="2.4646in" svg:y="0.0728in" svg:width="2.6008in" svg:height="3.8472in" draw:z-index="10"><draw:image xlink:href="Pictures/10000001000001F9000002EB1A563692EA63B688.png" xlink:type="simple" xlink:show="embed" xlink:actuate="onLoad" draw:mime-type="image/png"/></draw:frame><draw:frame draw:style-name="fr1" draw:name="Image12" text:anchor-type="char" svg:x="5.0374in" svg:y="-0.0126in" svg:width="2.1008in" svg:height="4.2327in" draw:z-index="11"><draw:image xlink:href="Pictures/100000010000018C0000031E8B878D7B32BC1014.png" xlink:type="simple" xlink:show="embed" xlink:actuate="onLoad" draw:mime-type="image/png"/></draw:frame><draw:frame draw:style-name="fr1" draw:name="Image13" text:anchor-type="char" svg:x="-0.3591in" svg:y="4.5827in" svg:width="2.8319in" svg:height="5.7063in" draw:z-index="12"><draw:image xlink:href="Pictures/100000010000018C0000031E32BC674D578E9077.png" xlink:type="simple" xlink:show="embed" xlink:actuate="onLoad" draw:mime-type="image/png"/></draw:frame><draw:frame draw:style-name="fr1" draw:name="Image14" text:anchor-type="char" svg:x="3.4917in" svg:y="4.9591in" svg:width="2.6043in" svg:height="5.2472in" draw:z-index="13"><draw:image xlink:href="Pictures/100000010000018C0000031EF8BBEAA514B88CD8.png" xlink:type="simple" xlink:show="embed" xlink:actuate="onLoad" draw:mime-type="image/png"/></draw:frame></text:p>
      <text:p text:style-name="P1"><draw:frame draw:style-name="fr1" draw:name="Image15" text:anchor-type="char" svg:x="0.0437in" svg:y="-0.1398in" svg:width="2.8063in" svg:height="5.6547in" draw:z-index="14"><draw:image xlink:href="Pictures/100000010000018C0000031ED110AEEE35F82589.png" xlink:type="simple" xlink:show="embed" xlink:actuate="onLoad" draw:mime-type="image/png"/></draw:frame><draw:frame draw:style-name="fr1" draw:name="Image16" text:anchor-type="char" svg:x="3.9756in" svg:y="-0.072in" svg:width="2.75in" svg:height="5.5409in" draw:z-index="15"><draw:image xlink:href="Pictures/100000010000018C0000031E78BA6426391D15A8.png" xlink:type="simple" xlink:show="embed" xlink:actuate="onLoad" draw:mime-type="image/png"/></draw:frame><draw:frame draw:style-name="fr1" draw:name="Image17" text:anchor-type="char" svg:x="0.0016in" svg:y="5.6783in" svg:width="2.5945in" svg:height="5.2272in" draw:z-index="16"><draw:image xlink:href="Pictures/100000010000018C0000031E920A46DD7C5A7BB4.png" xlink:type="simple" xlink:show="embed" xlink:actuate="onLoad" draw:mime-type="image/png"/></draw:frame><draw:frame draw:style-name="fr1" draw:name="Image18" text:anchor-type="char" svg:x="3.3646in" svg:y="5.8425in" svg:width="2.4827in" svg:height="5.0028in" draw:z-index="17"><draw:image xlink:href="Pictures/100000010000018C0000031EEA5C7406152B56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2:20:44.881232188</meta:creation-date>
    <dc:date>2024-10-14T22:33:22.536751131</dc:date>
    <meta:editing-duration>PT2M27S</meta:editing-duration>
    <meta:editing-cycles>1</meta:editing-cycles>
    <meta:document-statistic meta:table-count="0" meta:image-count="18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